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56cm" fo:padding-top="0.124cm" fo:padding-bottom="0.124cm" fo:padding-left="0.252cm" fo:padding-right="0.252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31cm" fo:padding-top="0.124cm" fo:padding-bottom="0.124cm" fo:padding-left="0.252cm" fo:padding-right="0.252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1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.001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6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4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4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4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4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4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.001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2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7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2cm" svg:height="1.217cm" svg:x="2.501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3cm" svg:x="5.664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4cm" svg:y1="10.36cm" svg:x2="3.898cm" svg:y2="10.095cm">
          <text:p/>
        </draw:line>
        <draw:line draw:style-name="gr5" draw:text-style-name="P4" draw:layer="layout" svg:x1="6.436cm" svg:y1="2.454cm" svg:x2="6.713cm" svg:y2="2.79cm">
          <text:p/>
        </draw:line>
        <draw:frame draw:style-name="gr3" draw:text-style-name="P4" draw:layer="layout" svg:width="0.803cm" svg:height="1.217cm" svg:x="18.001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9cm" svg:y1="14.847cm" svg:x2="7.338cm" svg:y2="14.37cm">
          <text:p/>
        </draw:line>
        <draw:line draw:style-name="gr5" draw:text-style-name="P4" draw:layer="layout" svg:x1="10.36cm" svg:y1="15.682cm" svg:x2="10.365cm" svg:y2="15.205cm">
          <text:p/>
        </draw:line>
        <draw:line draw:style-name="gr5" draw:text-style-name="P4" draw:layer="layout" svg:x1="17.437cm" svg:y1="10.572cm" svg:x2="16.925cm" svg:y2="10.307cm">
          <text:p/>
        </draw:line>
        <draw:line draw:style-name="gr5" draw:text-style-name="P4" draw:layer="layout" svg:x1="17.723cm" svg:y1="7.371cm" svg:x2="17.212cm" svg:y2="7.376cm">
          <text:p/>
        </draw:line>
        <draw:line draw:style-name="gr5" draw:text-style-name="P4" draw:layer="layout" svg:x1="15.087cm" svg:y1="3.433cm" svg:x2="15.431cm" svg:y2="3.089cm">
          <text:p/>
        </draw:line>
        <draw:frame draw:style-name="gr3" draw:text-style-name="P4" draw:layer="layout" svg:width="0.807cm" svg:height="1.217cm" svg:x="15.634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9cm" svg:y1="1.59cm" svg:x2="12.674cm" svg:y2="1.978cm">
          <text:p/>
        </draw:line>
        <draw:custom-shape draw:style-name="gr6" draw:text-style-name="P1" draw:layer="layout" svg:width="5.723cm" svg:height="0.741cm" svg:x="6.78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9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2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.001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4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01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3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1cm" svg:y1="15.9cm" svg:x2="8.128cm" svg:y2="15.424cm">
          <text:p/>
        </draw:line>
        <draw:frame draw:style-name="gr3" draw:text-style-name="P4" draw:layer="layout" svg:width="0.803cm" svg:height="1.213cm" svg:x="10.698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.001cm" svg:y="15cm">
          <draw:image xlink:href="Pictures/20000026000090480000ED9CDAA1EB00.wmf" xlink:type="simple" xlink:show="embed" xlink:actuate="onLoad">
            <text:p/>
          </draw:image>
        </draw:frame>
        <draw:custom-shape draw:style-name="gr14" draw:text-style-name="P3" draw:layer="layout" svg:width="2.36cm" svg:height="0.804cm" svg:x="0.5cm" svg:y="11.5cm">
          <text:p text:style-name="P2"><text:span text:style-name="T2">succ=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519cm" svg:y="12.139cm">
          <text:p text:style-name="P2"><text:span text:style-name="T2">pred=35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3cm" svg:y="0.557cm">
          <text:p text:style-name="P2"><text:span text:style-name="T2">succ=4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3.019cm" svg:y="1.196cm">
          <text:p text:style-name="P2"><text:span text:style-name="T2">pred=4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2cm" svg:height="1.217cm" svg:x="1.001cm" svg:y="5.783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0.784cm" svg:y="4.834cm">
          <text:p text:style-name="P2"><text:span text:style-name="T1">50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0.14cm" svg:y="3.5cm">
          <text:p text:style-name="P2"><text:span text:style-name="T2">succ=?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159cm" svg:y="4.139cm">
          <text:p text:style-name="P2"><text:span text:style-name="T2">pred=?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22M32S</meta:editing-duration>
    <meta:editing-cycles>7</meta:editing-cycles>
    <meta:generator>OpenOffice.org/3.3$Unix OpenOffice.org_project/330m20$Build-9567</meta:generator>
    <meta:initial-creator>Alberto Montresor</meta:initial-creator>
    <dc:date>2011-10-24T09:52:00</dc:date>
    <dc:creator>Alberto Montresor</dc:creator>
    <meta:document-statistic meta:object-count="41"/>
  </office:meta>
</office:document-meta>
</file>